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34d92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7dced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6a814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52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d34d92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7dced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d6a81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" style:font-size-complex="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" style:font-size-complex="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416cm" svg:height="1.424cm" svg:x="11.959cm" svg:y="13.778cm" svg:viewBox="0 0 1417 1425" draw:points="283,0 830,0 1134,480 857,953 1417,946 1134,1425 552,1425 283,953 559,473 0,480">
            <text:p/>
          </draw:polygon>
          <draw:polygon draw:style-name="gr2" draw:text-style-name="P2" draw:layer="layout" svg:width="2.279cm" svg:height="0.959cm" svg:x="9.685cm" svg:y="14.24cm" svg:viewBox="0 0 2280 960" draw:points="0,960 2280,960 1706,0 566,0 573,14">
            <text:p/>
          </draw:polygon>
          <draw:polygon draw:style-name="gr3" draw:text-style-name="P3" draw:layer="layout" svg:width="1.7cm" svg:height="1.431cm" svg:x="7.447cm" svg:y="13.778cm" svg:viewBox="0 0 1701 1432" draw:points="270,0 1418,0 1687,480 1411,946 1701,1432 1107,1425 858,946 1134,473 0,460">
            <text:p/>
          </draw:polygon>
          <draw:line draw:style-name="gr4" draw:text-style-name="P4" draw:layer="layout" svg:x1="11.68cm" svg:y1="15.811cm" svg:x2="12.225cm" svg:y2="15.811cm">
            <text:p/>
          </draw:line>
          <draw:line draw:style-name="gr4" draw:text-style-name="P4" draw:layer="layout" svg:x1="11.681cm" svg:y1="15.882cm" svg:x2="11.681cm" svg:y2="15.744cm">
            <text:p/>
          </draw:line>
          <draw:line draw:style-name="gr4" draw:text-style-name="P4" draw:layer="layout" svg:x1="12.219cm" svg:y1="15.882cm" svg:x2="12.219cm" svg:y2="15.744cm">
            <text:p/>
          </draw:line>
          <draw:frame draw:style-name="gr5" draw:text-style-name="P6" draw:layer="layout" svg:width="0.29cm" svg:height="0.352cm" svg:x="11.805cm" svg:y="15.793cm">
            <draw:text-box>
              <text:p text:style-name="P5"><text:span text:style-name="T1">u</text:span></text:p>
            </draw:text-box>
          </draw:frame>
          <draw:line draw:style-name="gr4" draw:text-style-name="P4" draw:layer="layout" svg:x1="7.732cm" svg:y1="13.773cm" svg:x2="7.452cm" svg:y2="14.248cm">
            <text:p/>
          </draw:line>
          <draw:g>
            <draw:line draw:style-name="gr4" draw:text-style-name="P4" draw:layer="layout" svg:x1="7.732cm" svg:y1="13.773cm" svg:x2="7.452cm" svg:y2="14.248cm">
              <text:p/>
            </draw:line>
            <draw:line draw:style-name="gr4" draw:text-style-name="P4" draw:layer="layout" svg:x1="8.296cm" svg:y1="13.773cm" svg:x2="7.452cm" svg:y2="15.203cm">
              <text:p/>
            </draw:line>
            <draw:line draw:style-name="gr4" draw:text-style-name="P4" draw:layer="layout" svg:x1="8.861cm" svg:y1="13.773cm" svg:x2="7.736cm" svg:y2="15.68cm">
              <text:p/>
            </draw:line>
            <draw:line draw:style-name="gr4" draw:text-style-name="P4" draw:layer="layout" svg:x1="9.42cm" svg:y1="13.773cm" svg:x2="8.295cm" svg:y2="15.68cm">
              <text:p/>
            </draw:line>
            <draw:line draw:style-name="gr4" draw:text-style-name="P4" draw:layer="layout" svg:x1="9.988cm" svg:y1="13.773cm" svg:x2="8.863cm" svg:y2="15.68cm">
              <text:p/>
            </draw:line>
            <draw:line draw:style-name="gr4" draw:text-style-name="P4" draw:layer="layout" svg:x1="10.549cm" svg:y1="13.773cm" svg:x2="9.424cm" svg:y2="15.68cm">
              <text:p/>
            </draw:line>
            <draw:line draw:style-name="gr4" draw:text-style-name="P4" draw:layer="layout" svg:x1="11.108cm" svg:y1="13.773cm" svg:x2="9.983cm" svg:y2="15.68cm">
              <text:p/>
            </draw:line>
            <draw:line draw:style-name="gr4" draw:text-style-name="P4" draw:layer="layout" svg:x1="11.67cm" svg:y1="13.773cm" svg:x2="10.545cm" svg:y2="15.68cm">
              <text:p/>
            </draw:line>
            <draw:line draw:style-name="gr4" draw:text-style-name="P4" draw:layer="layout" svg:x1="12.237cm" svg:y1="13.773cm" svg:x2="11.112cm" svg:y2="15.68cm">
              <text:p/>
            </draw:line>
            <draw:line draw:style-name="gr4" draw:text-style-name="P4" draw:layer="layout" svg:x1="12.798cm" svg:y1="13.773cm" svg:x2="11.673cm" svg:y2="15.68cm">
              <text:p/>
            </draw:line>
            <draw:line draw:style-name="gr4" draw:text-style-name="P4" draw:layer="layout" svg:x1="13.359cm" svg:y1="13.773cm" svg:x2="12.234cm" svg:y2="15.68cm">
              <text:p/>
            </draw:line>
            <draw:line draw:style-name="gr4" draw:text-style-name="P4" draw:layer="layout" svg:x1="13.92cm" svg:y1="13.773cm" svg:x2="12.795cm" svg:y2="15.68cm">
              <text:p/>
            </draw:line>
            <draw:line draw:style-name="gr4" draw:text-style-name="P4" draw:layer="layout" svg:x1="13.924cm" svg:y1="14.727cm" svg:x2="13.363cm" svg:y2="15.68cm">
              <text:p/>
            </draw:line>
            <draw:line draw:style-name="gr4" draw:text-style-name="P4" draw:layer="layout" svg:x1="13.363cm" svg:y1="13.773cm" svg:x2="13.924cm" svg:y2="14.726cm">
              <text:p/>
            </draw:line>
            <draw:line draw:style-name="gr4" draw:text-style-name="P4" draw:layer="layout" svg:x1="12.795cm" svg:y1="13.773cm" svg:x2="13.92cm" svg:y2="15.68cm">
              <text:p/>
            </draw:line>
            <draw:line draw:style-name="gr4" draw:text-style-name="P4" draw:layer="layout" svg:x1="12.234cm" svg:y1="13.773cm" svg:x2="13.359cm" svg:y2="15.68cm">
              <text:p/>
            </draw:line>
            <draw:line draw:style-name="gr4" draw:text-style-name="P4" draw:layer="layout" svg:x1="11.673cm" svg:y1="13.773cm" svg:x2="12.798cm" svg:y2="15.68cm">
              <text:p/>
            </draw:line>
            <draw:line draw:style-name="gr4" draw:text-style-name="P4" draw:layer="layout" svg:x1="11.112cm" svg:y1="13.773cm" svg:x2="12.237cm" svg:y2="15.68cm">
              <text:p/>
            </draw:line>
            <draw:line draw:style-name="gr4" draw:text-style-name="P4" draw:layer="layout" svg:x1="10.545cm" svg:y1="13.773cm" svg:x2="11.67cm" svg:y2="15.68cm">
              <text:p/>
            </draw:line>
            <draw:line draw:style-name="gr4" draw:text-style-name="P4" draw:layer="layout" svg:x1="9.976cm" svg:y1="13.773cm" svg:x2="11.101cm" svg:y2="15.68cm">
              <text:p/>
            </draw:line>
            <draw:line draw:style-name="gr4" draw:text-style-name="P4" draw:layer="layout" svg:x1="9.424cm" svg:y1="13.773cm" svg:x2="10.549cm" svg:y2="15.68cm">
              <text:p/>
            </draw:line>
            <draw:line draw:style-name="gr4" draw:text-style-name="P4" draw:layer="layout" svg:x1="8.856cm" svg:y1="13.773cm" svg:x2="9.981cm" svg:y2="15.68cm">
              <text:p/>
            </draw:line>
            <draw:line draw:style-name="gr4" draw:text-style-name="P4" draw:layer="layout" svg:x1="8.295cm" svg:y1="13.773cm" svg:x2="9.42cm" svg:y2="15.68cm">
              <text:p/>
            </draw:line>
            <draw:line draw:style-name="gr4" draw:text-style-name="P4" draw:layer="layout" svg:x1="7.727cm" svg:y1="13.773cm" svg:x2="8.852cm" svg:y2="15.68cm">
              <text:p/>
            </draw:line>
            <draw:line draw:style-name="gr4" draw:text-style-name="P4" draw:layer="layout" svg:x1="7.452cm" svg:y1="14.247cm" svg:x2="8.296cm" svg:y2="15.677cm">
              <text:p/>
            </draw:line>
            <draw:line draw:style-name="gr4" draw:text-style-name="P4" draw:layer="layout" svg:x1="7.452cm" svg:y1="15.205cm" svg:x2="7.732cm" svg:y2="15.68cm">
              <text:p/>
            </draw:line>
            <draw:line draw:style-name="gr4" draw:text-style-name="P4" draw:layer="layout" svg:x1="7.727cm" svg:y1="13.773cm" svg:x2="13.921cm" svg:y2="13.773cm">
              <text:p/>
            </draw:line>
            <draw:line draw:style-name="gr4" draw:text-style-name="P4" draw:layer="layout" svg:x1="7.452cm" svg:y1="14.247cm" svg:x2="13.646cm" svg:y2="14.247cm">
              <text:p/>
            </draw:line>
            <draw:line draw:style-name="gr4" draw:text-style-name="P4" draw:layer="layout" svg:x1="7.727cm" svg:y1="14.727cm" svg:x2="13.921cm" svg:y2="14.727cm">
              <text:p/>
            </draw:line>
            <draw:line draw:style-name="gr4" draw:text-style-name="P4" draw:layer="layout" svg:x1="7.452cm" svg:y1="15.205cm" svg:x2="13.646cm" svg:y2="15.205cm">
              <text:p/>
            </draw:line>
            <draw:line draw:style-name="gr4" draw:text-style-name="P4" draw:layer="layout" svg:x1="7.727cm" svg:y1="15.683cm" svg:x2="13.921cm" svg:y2="15.683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5:45:30.283880952</meta:creation-date>
    <dc:date>2018-03-16T15:45:47.831408041</dc:date>
    <meta:editing-duration>PT17S</meta:editing-duration>
    <meta:editing-cycles>1</meta:editing-cycles>
    <meta:document-statistic meta:object-count="41"/>
    <meta:generator>LibreOffice/6.0.0.3$MacOSX_X86_64 LibreOffice_project/64a0f66915f38c6217de274f0aa8e15618924765</meta:generator>
  </office:meta>
</office:document-meta>
</file>